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4209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3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m_to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 max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[.$B1]*[.B6]+[.$B2]" office:value-type="float" office:value="4" calcext:value-type="float">
            <text:p>4</text:p>
          </table:table-cell>
          <table:table-cell table:formula="of:=[.$B1]*[.C6]+[.$B2]" office:value-type="float" office:value="6" calcext:value-type="float">
            <text:p>6</text:p>
          </table:table-cell>
          <table:table-cell table:formula="of:=[.$B1]*[.D6]+[.$B2]" office:value-type="float" office:value="8" calcext:value-type="float">
            <text:p>8</text:p>
          </table:table-cell>
          <table:table-cell table:formula="of:=[.$B1]*[.E6]+[.$B2]" office:value-type="float" office:value="10" calcext:value-type="float">
            <text:p>10</text:p>
          </table:table-cell>
          <table:table-cell table:formula="of:=[.$B1]*[.F6]+[.$B2]" office:value-type="float" office:value="12" calcext:value-type="float">
            <text:p>12</text:p>
          </table:table-cell>
          <table:table-cell table:formula="of:=[.$B1]*[.G6]+[.$B2]" office:value-type="float" office:value="14" calcext:value-type="float">
            <text:p>14</text:p>
          </table:table-cell>
          <table:table-cell table:formula="of:=[.$B1]*[.H6]+[.$B2]" office:value-type="float" office:value="16" calcext:value-type="float">
            <text:p>16</text:p>
          </table:table-cell>
          <table:table-cell table:formula="of:=[.$B1]*[.I6]+[.$B2]" office:value-type="float" office:value="18" calcext:value-type="float">
            <text:p>18</text:p>
          </table:table-cell>
          <table:table-cell table:formula="of:=[.$B1]*[.J6]+[.$B2]" office:value-type="float" office:value="20" calcext:value-type="float">
            <text:p>20</text:p>
          </table:table-cell>
          <table:table-cell table:formula="of:=[.$B1]*[.K6]+[.$B2]" office:value-type="float" office:value="22" calcext:value-type="float">
            <text:p>2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60,</text:p>
          </table:table-cell>
          <table:table-cell office:value-type="string" calcext:value-type="string">
            <text:p>70,</text:p>
          </table:table-cell>
          <table:table-cell office:value-type="string" calcext:value-type="string">
            <text:p>80,</text:p>
          </table:table-cell>
          <table:table-cell office:value-type="string" calcext:value-type="string">
            <text:p>90,</text:p>
          </table:table-cell>
          <table:table-cell office:value-type="string" calcext:value-type="string">
            <text:p>100,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43.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.5,</text:p>
          </table:table-cell>
          <table:table-cell office:value-type="string" calcext:value-type="string">
            <text:p>54,</text:p>
          </table:table-cell>
          <table:table-cell office:value-type="string" calcext:value-type="string">
            <text:p>57.5,</text:p>
          </table:table-cell>
          <table:table-cell office:value-type="string" calcext:value-type="string">
            <text:p>61,</text:p>
          </table:table-cell>
          <table:table-cell office:value-type="string" calcext:value-type="string">
            <text:p>64.5,</text:p>
          </table:table-cell>
          <table:table-cell office:value-type="string" calcext:value-type="string">
            <text:p>68,</text:p>
          </table:table-cell>
          <table:table-cell office:value-type="string" calcext:value-type="string">
            <text:p>71.5,</text:p>
          </table:table-cell>
          <table:table-cell office:value-type="string" calcext:value-type="string">
            <text:p>75,</text:p>
          </table:table-cell>
        </table:table-row>
      </table:table>
      <table:table table:name="data_to_param" table:style-name="ta1">
        <table:shapes>
          <draw:frame draw:z-index="0" draw:style-name="gr1" draw:text-style-name="P1" svg:width="6.2988in" svg:height="3.5429in" svg:x="0.0394in" svg:y="0.5732in">
            <draw:object draw:notify-on-update-of-ranges="data_to_param.A2:data_to_param.A2 data_to_param.B2:data_to_param.J2 data_to_param.A3:data_to_param.A3 data_to_param.B3:data_to_param.J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  <dc:date>2024-03-04T18:53:14.032376362</dc:date>
    <meta:editing-duration>PT10M55S</meta:editing-duration>
    <meta:editing-cycles>3</meta:editing-cycles>
    <meta:document-statistic meta:table-count="2" meta:cell-count="1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52cm" svg:y="4.198cm" style:legend-expansion="high" chart:style-name="ch2"/>
        <chart:plot-area chart:style-name="ch3" table:cell-range-address="data_to_param.A2:data_to_param.J3" chart:data-source-has-labels="column" svg:x="0.32cm" svg:y="0.18cm" svg:width="14.012cm" svg:height="8.64cm">
          <chart:coordinate-region svg:x="0.952cm" svg:y="0.382cm" svg:width="13.082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to_param.B3:data_to_param.J3" chart:label-cell-address="data_to_param.A3:data_to_param.A3" chart:class="chart:scatter">
            <chart:domain table:cell-range-address="data_to_param.B2:data_to_param.J2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2">
                <text:p>82</text:p>
                <draw:g>
                  <svg:desc>data_to_param.B2:data_to_param.J2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age</text:p>
                <draw:g>
                  <svg:desc>data_to_param.A3:data_to_param.A3</svg:desc>
                </draw:g>
              </table:table-cell>
              <table:table-cell office:value-type="float" office:value="10">
                <text:p>10</text:p>
                <draw:g>
                  <svg:desc>data_to_param.B3:data_to_param.J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